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out on vérifie que les collections sont bien créés (dans les constructeurs ou à la déclaration)</text:p>
      <text:p text:style-name="Heading_20_1"><text:bookmark text:name="_ish31mqqq1la"/>Dans Contribution</text:p>
      <text:p text:style-name="Standard"/>
      <text:p text:style-name="Standard">on modifie le constructeur paramétré ainsi :</text:p>
      <text:p text:style-name="Standard"/>
      <text:p text:style-name="Standard">public Contribution(NoticeBibliographique notice, Contributeur contributeur) {</text:p>
      <text:p text:style-name="Standard"><text:s text:c="3"/><text:tab/> </text:p>
      <text:p text:style-name="Standard"><text:s text:c="3"/><text:tab/> this.notice = notice;</text:p>
      <text:p text:style-name="Standard"><text:s text:c="3"/><text:tab/> this.contributeur = contributeur;</text:p>
      <text:p text:style-name="Standard"><text:s text:c="4"/>}</text:p>
      <text:p text:style-name="Standard"><text:s text:c="4"/></text:p>
      <text:p text:style-name="Standard"><text:s text:c="4"/>public Contribution(NatureContribution nature, NoticeBibliographique notice, Contributeur contributeur) {</text:p>
      <text:p text:style-name="Standard"><text:s text:c="3"/><text:tab/> this(notice, contributeur); // ici on appelle le constructeur juste au dessus, celui qui a 2 paramètres</text:p>
      <text:p text:style-name="Standard"><text:s text:c="3"/><text:tab/> this.nature=nature;</text:p>
      <text:p text:style-name="Standard"><text:s text:c="4"/>}</text:p>
      <text:p text:style-name="Standard"/>
      <text:p text:style-name="Heading_20_1"><text:bookmark text:name="_bt0i3nbio4mj"/>Dans NoticeBibliographique </text:p>
      <text:p text:style-name="Standard">on ajoute :</text:p>
      <text:p text:style-name="Standard"/>
      <text:p text:style-name="Standard">public void ajoutContribution(Contributeur c, NatureContribution role){</text:p>
      <text:p text:style-name="Standard"><text:s text:c="3"/><text:tab/> Contribution contrib=new Contribution (role, this, c);</text:p>
      <text:p text:style-name="Standard"><text:s text:c="3"/><text:tab/> ajoutContrib(contrib);</text:p>
      <text:p text:style-name="Standard"><text:s text:c="4"/>}</text:p>
      <text:p text:style-name="Standard"/>
      <text:p text:style-name="Standard"><text:s text:c="4"/>private void ajoutContrib(Contribution contrib){</text:p>
      <text:p text:style-name="Standard"><text:s text:c="3"/><text:tab/> contributions.add(contrib);</text:p>
      <text:p text:style-name="Standard"><text:s text:c="3"/><text:tab/> contrib.getContributeur().ajoutContribution(contrib);</text:p>
      <text:p text:style-name="Standard"><text:s text:c="4"/>}</text:p>
      <text:p text:style-name="Heading_20_1"><text:bookmark text:name="_vxjrabhgdy5p"/>Dans Contributeur :</text:p>
      <text:p text:style-name="Standard"/>
      <text:p text:style-name="Standard">void ajoutContribution(Contribution contrib) {</text:p>
      <text:p text:style-name="Standard"><text:s text:c="3"/><text:tab/> if (this==contrib.getContributeur()){</text:p>
      <text:p text:style-name="Standard"><text:s text:c="3"/><text:tab/><text:tab/> contributions.add(contrib);</text:p>
      <text:p text:style-name="Standard"><text:s text:c="3"/><text:tab/> }</text:p>
      <text:p text:style-name="Standard"/>
      <text:p text:style-name="Standard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document-statistic meta:table-count="0" meta:image-count="0" meta:object-count="0" meta:page-count="1" meta:paragraph-count="29" meta:word-count="102" meta:character-count="1060" meta:non-whitespace-character-count="891"/>
  </office:meta>
</office:document-meta>
</file>